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290</text:p>
      <text:p text:style-name="Standard"/>
      <text:p text:style-name="Standard">Demandeur : GAEC KERTINAIS</text:p>
      <text:p text:style-name="Standard">Adresse : 43 Kergouet<text:line-break/>22350 ST JOUAN DE L ISLE</text:p>
      <text:p text:style-name="Standard">Cédant : EARL DE KERMAGEN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UMAUGAT</text:p>
      <text:p text:style-name="Standard"/>
      <text:p text:style-name="Standard"/>
      <text:p text:style-name="Standard"/>
      <text:p text:style-name="P1">Dossier n° : C22250290</text:p>
      <text:p text:style-name="P1"/>
      <text:p text:style-name="P1">Demandeur : GAEC KERTINAIS</text:p>
      <text:p text:style-name="P1">Adresse : 43 Kergouet<text:line-break/>22350 ST JOUAN DE L ISLE</text:p>
      <text:p text:style-name="P1">Cédant : EARL DE KERMAGEN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UMAUGAT</text:p>
      <text:p text:style-name="P1"/>
      <text:p text:style-name="P1"/>
      <text:p text:style-name="P1">Parcelles : A188 - A186</text:p>
      <text:p text:style-name="P1">Superficie : 0,6474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